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2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ith Vogt</meta:initial-creator>
    <meta:creation-date>2011-04-23T19:38:02.99</meta:creation-date>
    <meta:document-statistic meta:table-count="0" meta:image-count="0" meta:object-count="0" meta:page-count="1" meta:paragraph-count="1" meta:word-count="3" meta:character-count="10"/>
    <dc:date>2011-04-23T19:38:26.42</dc:date>
    <dc:creator>Keith Vogt</dc:creator>
    <meta:editing-duration>PT23S</meta:editing-duration>
    <meta:editing-cycles>1</meta:editing-cycles>
    <meta:generator>OpenOffice.org/3.3$Win32 OpenOffice.org_project/330m20$Build-9567</meta:generator>
  </office:meta>
</office:document-meta>
</file>